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600000201D3B5CC442A37BA24.png" manifest:media-type="image/png"/>
  <manifest:file-entry manifest:full-path="Pictures/10000201000003F80000028BF8221BC824B386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Figura2" text:anchor-type="paragraph" svg:width="17cm" svg:height="10.892cm" draw:z-index="1"><draw:image xlink:href="Pictures/10000201000003F80000028BF8221BC824B386D3.png" xlink:type="simple" xlink:show="embed" xlink:actuate="onLoad" loext:mime-type="image/x-vclgraphic"/></draw:frame><draw:frame draw:style-name="fr1" draw:name="Figura1" text:anchor-type="paragraph" svg:x="-0.132cm" svg:y="11.075cm" svg:width="17cm" svg:height="13.173cm" draw:z-index="0"><draw:image xlink:href="Pictures/100002010000029600000201D3B5CC442A37BA2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9:29:30.997862579</meta:creation-date>
    <dc:date>2020-05-26T19:30:40.007538784</dc:date>
    <meta:editing-duration>PT1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